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officeooo:rsid="034a5413" officeooo:paragraph-rsid="034a5413"/>
    </style:style>
    <style:style style:name="P6" style:family="paragraph" style:parent-style-name="Text_20_body">
      <style:text-properties officeooo:rsid="0345f93a" officeooo:paragraph-rsid="0345f93a"/>
    </style:style>
    <style:style style:name="P7" style:family="paragraph" style:parent-style-name="Text_20_body">
      <style:text-properties officeooo:rsid="03493f03" officeooo:paragraph-rsid="03493f03"/>
    </style:style>
    <style:style style:name="P8" style:family="paragraph" style:parent-style-name="Text_20_body">
      <style:text-properties officeooo:rsid="03cbfde5" officeooo:paragraph-rsid="03ceaf92"/>
    </style:style>
    <style:style style:name="P9" style:family="paragraph" style:parent-style-name="Text_20_body">
      <style:text-properties officeooo:rsid="03e68a89" officeooo:paragraph-rsid="03e68a89"/>
    </style:style>
    <style:style style:name="P10" style:family="paragraph" style:parent-style-name="Text_20_body">
      <style:text-properties officeooo:rsid="03ffb710" officeooo:paragraph-rsid="0400d1c0"/>
    </style:style>
    <style:style style:name="P11" style:family="paragraph" style:parent-style-name="Text_20_body">
      <style:text-properties officeooo:rsid="0401c823" officeooo:paragraph-rsid="0401c823"/>
    </style:style>
    <style:style style:name="P12" style:family="paragraph" style:parent-style-name="Standard">
      <style:paragraph-properties fo:margin-top="0in" fo:margin-bottom="0.0181in" loext:contextual-spacing="false" fo:text-align="start" style:justify-single-word="false" style:writing-mode="lr-tb"/>
      <style:text-properties style:use-window-font-color="true" style:font-name="Droid Sans Mono" fo:font-size="10.5pt" fo:font-weight="normal" officeooo:rsid="035f4873" officeooo:paragraph-rsid="03d1f9cd" fo:background-color="transparent" style:font-weight-asian="normal" style:font-weight-complex="normal"/>
    </style:style>
    <style:style style:name="P13"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14"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15"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16"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17" style:family="paragraph" style:parent-style-name="Text_20_body">
      <style:paragraph-properties fo:margin-top="0in" fo:margin-bottom="0.0181in" loext:contextual-spacing="false" fo:text-align="start" style:justify-single-word="false" style:writing-mode="lr-tb"/>
      <style:text-properties fo:font-weight="normal" officeooo:rsid="03ef761d" officeooo:paragraph-rsid="03ef761d" style:font-weight-asian="normal" style:font-weight-complex="normal"/>
    </style:style>
    <style:style style:name="P18" style:family="paragraph" style:parent-style-name="Text_20_body">
      <style:paragraph-properties fo:margin-top="0in" fo:margin-bottom="0.0181in" loext:contextual-spacing="false" fo:text-align="start" style:justify-single-word="false" style:writing-mode="lr-tb"/>
      <style:text-properties fo:font-weight="normal" officeooo:rsid="03ef761d" officeooo:paragraph-rsid="03f62915" style:font-weight-asian="normal" style:font-weight-complex="normal"/>
    </style:style>
    <style:style style:name="P19" style:family="paragraph" style:parent-style-name="Text_20_body">
      <style:paragraph-properties fo:margin-top="0in" fo:margin-bottom="0.0181in" loext:contextual-spacing="false" fo:text-align="start" style:justify-single-word="false" style:writing-mode="lr-tb"/>
      <style:text-properties officeooo:rsid="03ef761d" officeooo:paragraph-rsid="03efedab"/>
    </style:style>
    <style:style style:name="P20" style:family="paragraph" style:parent-style-name="Text_20_body">
      <style:paragraph-properties fo:margin-top="0in" fo:margin-bottom="0.0181in" loext:contextual-spacing="false" fo:text-align="start" style:justify-single-word="false" style:writing-mode="lr-tb"/>
      <style:text-properties officeooo:rsid="03ef761d" officeooo:paragraph-rsid="03f62915"/>
    </style:style>
    <style:style style:name="P21" style:family="paragraph" style:parent-style-name="Text_20_body">
      <style:paragraph-properties fo:margin-top="0in" fo:margin-bottom="0.0181in" loext:contextual-spacing="false" fo:text-align="end" style:justify-single-word="false" style:writing-mode="rl-tb"/>
      <style:text-properties fo:font-weight="normal" officeooo:rsid="035f4873" officeooo:paragraph-rsid="03d1f9cd" style:font-weight-asian="normal" style:font-weight-complex="normal"/>
    </style:style>
    <style:style style:name="P22" style:family="paragraph" style:parent-style-name="Text_20_body">
      <style:paragraph-properties fo:margin-top="0in" fo:margin-bottom="0.0181in" loext:contextual-spacing="false" fo:text-align="end" style:justify-single-word="false" style:writing-mode="rl-tb"/>
      <style:text-properties fo:font-weight="normal" officeooo:rsid="035fb8a7" officeooo:paragraph-rsid="03d1f9cd" style:font-weight-asian="normal" style:font-weight-complex="normal"/>
    </style:style>
    <style:style style:name="P23"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d54e60" style:font-weight-asian="normal" style:font-weight-complex="normal"/>
    </style:style>
    <style:style style:name="P24" style:family="paragraph" style:parent-style-name="Text_20_body">
      <style:paragraph-properties fo:margin-top="0in" fo:margin-bottom="0.0181in" loext:contextual-spacing="false" fo:text-align="end" style:justify-single-word="false" style:writing-mode="rl-tb"/>
      <style:text-properties fo:font-weight="normal" officeooo:rsid="03ef761d" officeooo:paragraph-rsid="03ef761d" style:font-weight-asian="normal" style:font-weight-complex="normal"/>
    </style:style>
    <style:style style:name="P25" style:family="paragraph" style:parent-style-name="Text_20_body">
      <style:paragraph-properties fo:margin-top="0in" fo:margin-bottom="0.0181in" loext:contextual-spacing="false" fo:text-align="end" style:justify-single-word="false" style:writing-mode="rl-tb"/>
      <style:text-properties fo:font-weight="normal" officeooo:rsid="03f16e87" officeooo:paragraph-rsid="03f16e87" style:font-weight-asian="normal" style:font-weight-complex="normal"/>
    </style:style>
    <style:style style:name="P26" style:family="paragraph" style:parent-style-name="Text_20_body">
      <style:paragraph-properties fo:margin-top="0in" fo:margin-bottom="0.0181in" loext:contextual-spacing="false" fo:text-align="end" style:justify-single-word="false" style:writing-mode="rl-tb"/>
      <style:text-properties fo:font-weight="normal" officeooo:rsid="03f62915" officeooo:paragraph-rsid="03f62915" style:font-weight-asian="normal" style:font-weight-complex="normal"/>
    </style:style>
    <style:style style:name="P27" style:family="paragraph" style:parent-style-name="Text_20_body">
      <style:paragraph-properties fo:margin-top="0in" fo:margin-bottom="0.0181in" loext:contextual-spacing="false" fo:text-align="end" style:justify-single-word="false" style:writing-mode="rl-tb"/>
      <style:text-properties fo:font-weight="normal" officeooo:rsid="03f87fe3" officeooo:paragraph-rsid="03f87fe3" style:font-weight-asian="normal" style:font-weight-complex="normal"/>
    </style:style>
    <style:style style:name="P28" style:family="paragraph" style:parent-style-name="Text_20_body">
      <style:paragraph-properties fo:margin-top="0in" fo:margin-bottom="0.0181in" loext:contextual-spacing="false" fo:text-align="end" style:justify-single-word="false" style:writing-mode="rl-tb"/>
      <style:text-properties officeooo:rsid="036912cd" officeooo:paragraph-rsid="03d54e60"/>
    </style:style>
    <style:style style:name="P29" style:family="paragraph" style:parent-style-name="Text_20_body">
      <style:paragraph-properties fo:margin-top="0in" fo:margin-bottom="0.0181in" loext:contextual-spacing="false" fo:text-align="end" style:justify-single-word="false" style:writing-mode="rl-tb"/>
      <style:text-properties officeooo:rsid="03ed65ce" officeooo:paragraph-rsid="03ed65ce"/>
    </style:style>
    <style:style style:name="P30" style:family="paragraph" style:parent-style-name="Text_20_body">
      <style:paragraph-properties fo:margin-top="0in" fo:margin-bottom="0.0181in" loext:contextual-spacing="false" fo:text-align="end" style:justify-single-word="false" style:writing-mode="rl-tb"/>
      <style:text-properties officeooo:rsid="03ef761d" officeooo:paragraph-rsid="03ef761d"/>
    </style:style>
    <style:style style:name="P31" style:family="paragraph" style:parent-style-name="Text_20_body">
      <style:paragraph-properties fo:margin-top="0in" fo:margin-bottom="0.0181in" loext:contextual-spacing="false" fo:text-align="end" style:justify-single-word="false" style:writing-mode="rl-tb"/>
      <style:text-properties officeooo:rsid="03f16e87" officeooo:paragraph-rsid="03f16e87"/>
    </style:style>
    <style:style style:name="P32" style:family="paragraph" style:parent-style-name="Text_20_body">
      <style:paragraph-properties fo:margin-top="0in" fo:margin-bottom="0.0181in" loext:contextual-spacing="false" fo:text-align="end" style:justify-single-word="false" style:writing-mode="rl-tb"/>
      <style:text-properties officeooo:rsid="03f62915" officeooo:paragraph-rsid="03f62915"/>
    </style:style>
    <style:style style:name="P33" style:family="paragraph" style:parent-style-name="Text_20_body">
      <style:paragraph-properties fo:margin-top="0in" fo:margin-bottom="0.0181in" loext:contextual-spacing="false" fo:text-align="end" style:justify-single-word="false" style:writing-mode="rl-tb"/>
      <style:text-properties officeooo:rsid="03f6b9a6" officeooo:paragraph-rsid="03f6b9a6"/>
    </style:style>
    <style:style style:name="P34" style:family="paragraph" style:parent-style-name="Text_20_body">
      <style:paragraph-properties fo:margin-top="0in" fo:margin-bottom="0.0181in" loext:contextual-spacing="false" fo:text-align="end" style:justify-single-word="false" style:writing-mode="rl-tb"/>
      <style:text-properties officeooo:rsid="03f87fe3" officeooo:paragraph-rsid="03f87fe3"/>
    </style:style>
    <style:style style:name="P35" style:family="paragraph" style:parent-style-name="Heading_20_2">
      <style:paragraph-properties fo:margin-top="0in" fo:margin-bottom="0.0181in" loext:contextual-spacing="false" fo:text-align="end" style:justify-single-word="false" style:writing-mode="rl-tb"/>
      <style:text-properties officeooo:rsid="03b05f76" officeooo:paragraph-rsid="03d1f9cd"/>
    </style:style>
    <style:style style:name="P36"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1f9cd" style:font-weight-asian="normal" style:font-weight-complex="normal"/>
    </style:style>
    <style:style style:name="P37"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54e60" style:font-weight-asian="normal" style:font-weight-complex="normal"/>
    </style:style>
    <style:style style:name="P38" style:family="paragraph" style:parent-style-name="Heading_20_2">
      <style:paragraph-properties fo:margin-top="0in" fo:margin-bottom="0.0181in" loext:contextual-spacing="false" fo:text-align="end" style:justify-single-word="false" style:writing-mode="rl-tb"/>
      <style:text-properties fo:font-weight="normal" officeooo:rsid="03fb1355" officeooo:paragraph-rsid="03fb1355" style:font-weight-asian="normal" style:font-weight-complex="normal"/>
    </style:style>
    <style:style style:name="P39" style:family="paragraph" style:parent-style-name="Heading_20_2">
      <style:paragraph-properties fo:margin-top="0in" fo:margin-bottom="0.0181in" loext:contextual-spacing="false" fo:text-align="end" style:justify-single-word="false" style:writing-mode="rl-tb"/>
      <style:text-properties officeooo:rsid="03fc39b0" officeooo:paragraph-rsid="0400d1c0"/>
    </style:style>
    <style:style style:name="P40" style:family="paragraph" style:parent-style-name="Standard">
      <style:paragraph-properties style:line-height-at-least="0.198in" fo:text-align="start" style:justify-single-word="false" style:writing-mode="lr-tb"/>
      <style:text-properties style:use-window-font-color="true" officeooo:paragraph-rsid="03d1f9cd" fo:background-color="transparent"/>
    </style:style>
    <style:style style:name="P41" style:family="paragraph" style:parent-style-name="Standard">
      <style:paragraph-properties style:line-height-at-least="0.198in" fo:text-align="start" style:justify-single-word="false" style:writing-mode="lr-tb"/>
      <style:text-properties style:use-window-font-color="true" style:font-name="Droid Sans Mono" fo:font-size="10.5pt" fo:font-weight="normal" officeooo:paragraph-rsid="03d1f9cd" fo:background-color="transparent"/>
    </style:style>
    <style:style style:name="P42" style:family="paragraph" style:parent-style-name="Standard">
      <style:paragraph-properties fo:text-align="start" style:justify-single-word="false" style:writing-mode="lr-tb"/>
      <style:text-properties fo:color="#000000" style:font-name="Droid Sans Mono" fo:font-size="10.5pt" fo:font-weight="normal" officeooo:rsid="0401c823" officeooo:paragraph-rsid="0401c823" fo:background-color="#ffffff"/>
    </style:style>
    <style:style style:name="P43"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401c823" officeooo:paragraph-rsid="0401c823" fo:background-color="#ffffff"/>
    </style:style>
    <style:style style:name="P44"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45"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404c1c1" officeooo:paragraph-rsid="0404c1c1" fo:background-color="#ffffff"/>
    </style:style>
    <style:style style:name="P46" style:family="paragraph" style:parent-style-name="Standard">
      <style:paragraph-properties fo:text-align="start" style:justify-single-word="false" style:writing-mode="lr-tb"/>
      <style:text-properties fo:color="#000000" style:font-name="Droid Sans Mono" fo:font-size="10.5pt" fo:font-weight="normal" officeooo:rsid="04082187" officeooo:paragraph-rsid="04082187" fo:background-color="#ffffff"/>
    </style:style>
    <style:style style:name="P47" style:family="paragraph" style:parent-style-name="Standard">
      <style:paragraph-properties style:line-height-at-least="0.198in" fo:text-align="start" style:justify-single-word="false" style:writing-mode="lr-tb"/>
      <style:text-properties fo:color="#000000" fo:background-color="#ffffff"/>
    </style:style>
    <style:style style:name="P48" style:family="paragraph" style:parent-style-name="Standard">
      <style:paragraph-properties style:line-height-at-least="0.198in" fo:text-align="start" style:justify-single-word="false" style:writing-mode="lr-tb"/>
      <style:text-properties officeooo:rsid="04082187" officeooo:paragraph-rsid="04082187"/>
    </style:style>
    <style:style style:name="P49" style:family="paragraph" style:parent-style-name="Standard">
      <style:paragraph-properties style:line-height-at-least="0.198in" fo:text-align="start" style:justify-single-word="false" style:writing-mode="lr-tb"/>
      <style:text-properties officeooo:rsid="0408e1e1" officeooo:paragraph-rsid="0408e1e1"/>
    </style:style>
    <style:style style:name="P50" style:family="paragraph" style:parent-style-name="Text_20_body">
      <style:paragraph-properties fo:text-align="start" style:justify-single-word="false" style:writing-mode="lr-tb"/>
      <style:text-properties officeooo:rsid="04082187" officeooo:paragraph-rsid="04082187"/>
    </style:style>
    <style:style style:name="P51"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52" style:family="paragraph" style:parent-style-name="Text_20_body">
      <style:paragraph-properties fo:text-align="end" style:justify-single-word="false" style:writing-mode="rl-tb"/>
      <style:text-properties officeooo:rsid="04082187" officeooo:paragraph-rsid="04082187"/>
    </style:style>
    <style:style style:name="P53"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1c823" officeooo:paragraph-rsid="0401c823" fo:background-color="#ffffff"/>
    </style:style>
    <style:style style:name="P54"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2ac26" officeooo:paragraph-rsid="0402ac26" fo:background-color="#ffffff"/>
    </style:style>
    <style:style style:name="P55"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4c1c1" officeooo:paragraph-rsid="0404c1c1" fo:background-color="#ffffff"/>
    </style:style>
    <style:style style:name="P56"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6810d" officeooo:paragraph-rsid="0406810d" fo:background-color="#ffffff"/>
    </style:style>
    <style:style style:name="P57"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8e1e1" officeooo:paragraph-rsid="0408e1e1" fo:background-color="#ffffff"/>
    </style:style>
    <style:style style:name="P58" style:family="paragraph" style:parent-style-name="Standard">
      <style:paragraph-properties style:line-height-at-least="0.198in" fo:text-align="end" style:justify-single-word="false" style:writing-mode="rl-tb"/>
      <style:text-properties officeooo:rsid="04082187" officeooo:paragraph-rsid="04082187"/>
    </style:style>
    <style:style style:name="P59" style:family="paragraph" style:parent-style-name="Standard">
      <style:paragraph-properties style:line-height-at-least="0.198in" fo:text-align="end" style:justify-single-word="false" style:writing-mode="rl-tb"/>
      <style:text-properties officeooo:rsid="0408e1e1" officeooo:paragraph-rsid="0408e1e1"/>
    </style:style>
    <style:style style:name="P60" style:family="paragraph" style:parent-style-name="Standard">
      <style:paragraph-properties style:line-height-at-least="0.198in" fo:text-align="end" style:justify-single-word="false" style:writing-mode="rl-tb"/>
      <style:text-properties officeooo:rsid="040b3d8e" officeooo:paragraph-rsid="040b3d8e"/>
    </style:style>
    <style:style style:name="P61" style:family="paragraph" style:parent-style-name="Heading_20_2">
      <style:paragraph-properties style:writing-mode="rl-tb"/>
      <style:text-properties officeooo:rsid="03e4ff10" officeooo:paragraph-rsid="03e4ff10"/>
    </style:style>
    <style:style style:name="P62" style:family="paragraph" style:parent-style-name="Heading_20_2">
      <style:text-properties officeooo:rsid="03e4ff10" officeooo:paragraph-rsid="03e4ff10"/>
    </style:style>
    <style:style style:name="P63" style:family="paragraph" style:parent-style-name="Text_20_body" style:list-style-name="L1">
      <style:text-properties officeooo:rsid="0347868d" officeooo:paragraph-rsid="0347868d"/>
    </style:style>
    <style:style style:name="P64" style:family="paragraph" style:parent-style-name="Text_20_body" style:list-style-name="L2">
      <style:text-properties fo:font-weight="normal" officeooo:rsid="034a5413" officeooo:paragraph-rsid="034a5413" style:font-weight-asian="normal" style:font-weight-complex="normal"/>
    </style:style>
    <style:style style:name="P65" style:family="paragraph" style:parent-style-name="Text_20_body" style:list-style-name="L2">
      <style:text-properties officeooo:rsid="034a5413" officeooo:paragraph-rsid="034a5413"/>
    </style:style>
    <style:style style:name="P66" style:family="paragraph" style:parent-style-name="Text_20_body" style:list-style-name="L3">
      <style:text-properties officeooo:rsid="03ceaf92" officeooo:paragraph-rsid="03ceaf92"/>
    </style:style>
    <style:style style:name="P67" style:family="paragraph" style:parent-style-name="Text_20_body" style:list-style-name="L3">
      <style:text-properties officeooo:rsid="03ceaf92" officeooo:paragraph-rsid="03cf6b6e"/>
    </style:style>
    <style:style style:name="P68" style:family="paragraph" style:parent-style-name="Text_20_body" style:list-style-name="L4">
      <style:text-properties officeooo:rsid="034f44d9" officeooo:paragraph-rsid="03e921f1"/>
    </style:style>
    <style:style style:name="P69" style:family="paragraph" style:parent-style-name="Text_20_body" style:list-style-name="L6"/>
    <style:style style:name="P70" style:family="paragraph" style:parent-style-name="Text_20_body" style:list-style-name="L6">
      <style:text-properties officeooo:rsid="040dc930" officeooo:paragraph-rsid="040dc930"/>
    </style:style>
    <style:style style:name="P71" style:family="paragraph" style:parent-style-name="Text_20_body" style:list-style-name="L5">
      <style:paragraph-properties fo:margin-top="0in" fo:margin-bottom="0.0181in" loext:contextual-spacing="false" fo:text-align="end" style:justify-single-word="false" style:writing-mode="rl-tb"/>
      <style:text-properties fo:font-weight="normal" officeooo:rsid="0352a893" officeooo:paragraph-rsid="03ed65ce" style:font-weight-asian="normal" style:font-weight-complex="normal"/>
    </style:style>
    <style:style style:name="P72" style:family="paragraph" style:parent-style-name="Heading_20_1">
      <style:text-properties officeooo:rsid="0340ebd9" officeooo:paragraph-rsid="0340ebd9"/>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cf6b6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34a5413" style:font-weight-asian="normal" style:font-weight-complex="normal"/>
    </style:style>
    <style:style style:name="T8" style:family="text">
      <style:text-properties fo:font-weight="normal" officeooo:rsid="034d54bd" style:font-weight-asian="normal" style:font-weight-complex="normal"/>
    </style:style>
    <style:style style:name="T9" style:family="text">
      <style:text-properties fo:font-weight="normal" officeooo:rsid="034e3dc4" style:font-weight-asian="normal" style:font-weight-complex="normal"/>
    </style:style>
    <style:style style:name="T10" style:family="text">
      <style:text-properties fo:font-weight="normal" officeooo:rsid="0352a893" style:font-weight-asian="normal" style:font-weight-complex="normal"/>
    </style:style>
    <style:style style:name="T11" style:family="text">
      <style:text-properties fo:font-weight="normal" officeooo:rsid="0369a3f9" style:font-weight-asian="normal" style:font-weight-complex="normal"/>
    </style:style>
    <style:style style:name="T12" style:family="text">
      <style:text-properties fo:font-weight="normal" officeooo:rsid="036a07b9" style:font-weight-asian="normal" style:font-weight-complex="normal"/>
    </style:style>
    <style:style style:name="T13" style:family="text">
      <style:text-properties fo:font-weight="normal" officeooo:rsid="036a711f" style:font-weight-asian="normal" style:font-weight-complex="normal"/>
    </style:style>
    <style:style style:name="T14" style:family="text">
      <style:text-properties fo:font-weight="normal" officeooo:rsid="03d800c6" style:font-weight-asian="normal" style:font-weight-complex="normal"/>
    </style:style>
    <style:style style:name="T15" style:family="text">
      <style:text-properties fo:font-weight="normal" officeooo:rsid="035127d2" style:font-weight-asian="normal" style:font-weight-complex="normal"/>
    </style:style>
    <style:style style:name="T16" style:family="text">
      <style:text-properties fo:font-weight="normal" officeooo:rsid="03efedab" style:font-weight-asian="normal" style:font-weight-complex="normal"/>
    </style:style>
    <style:style style:name="T17" style:family="text">
      <style:text-properties fo:font-weight="normal" officeooo:rsid="03f0bab2" style:font-weight-asian="normal" style:font-weight-complex="normal"/>
    </style:style>
    <style:style style:name="T18" style:family="text">
      <style:text-properties fo:font-weight="normal" officeooo:rsid="03f28132" style:font-weight-asian="normal" style:font-weight-complex="normal"/>
    </style:style>
    <style:style style:name="T19" style:family="text">
      <style:text-properties fo:font-weight="normal" officeooo:rsid="03f2c3d0" style:font-weight-asian="normal" style:font-weight-complex="normal"/>
    </style:style>
    <style:style style:name="T20" style:family="text">
      <style:text-properties fo:font-weight="normal" officeooo:rsid="03f44ec4" style:font-weight-asian="normal" style:font-weight-complex="normal"/>
    </style:style>
    <style:style style:name="T21" style:family="text">
      <style:text-properties fo:font-weight="normal" officeooo:rsid="03f58909" style:font-weight-asian="normal" style:font-weight-complex="normal"/>
    </style:style>
    <style:style style:name="T22" style:family="text">
      <style:text-properties fo:font-weight="normal" officeooo:rsid="03f6b9a6" style:font-weight-asian="normal" style:font-weight-complex="normal"/>
    </style:style>
    <style:style style:name="T23" style:family="text">
      <style:text-properties fo:font-weight="normal" officeooo:rsid="03fb1355" style:font-weight-asian="normal" style:font-weight-complex="normal"/>
    </style:style>
    <style:style style:name="T24" style:family="text">
      <style:text-properties officeooo:rsid="033bd0c4"/>
    </style:style>
    <style:style style:name="T25" style:family="text">
      <style:text-properties officeooo:rsid="0347868d"/>
    </style:style>
    <style:style style:name="T26" style:family="text">
      <style:text-properties style:font-name="Droid Sans Mono" fo:font-size="10.5pt" fo:font-weight="normal"/>
    </style:style>
    <style:style style:name="T27" style:family="text">
      <style:text-properties style:font-name="Droid Sans Mono" fo:font-size="10.5pt" fo:font-weight="normal" officeooo:rsid="03d54e60"/>
    </style:style>
    <style:style style:name="T28" style:family="text">
      <style:text-properties officeooo:rsid="03ceaf92"/>
    </style:style>
    <style:style style:name="T29" style:family="text">
      <style:text-properties officeooo:rsid="03cf6b6e"/>
    </style:style>
    <style:style style:name="T30" style:family="text">
      <style:text-properties officeooo:rsid="03e1e9af"/>
    </style:style>
    <style:style style:name="T31" style:family="text">
      <style:text-properties officeooo:rsid="03e1f991"/>
    </style:style>
    <style:style style:name="T32" style:family="text">
      <style:text-properties officeooo:rsid="03e3f37e"/>
    </style:style>
    <style:style style:name="T33" style:family="text">
      <style:text-properties officeooo:rsid="03e7e46e"/>
    </style:style>
    <style:style style:name="T34" style:family="text">
      <style:text-properties officeooo:rsid="03ea03c4"/>
    </style:style>
    <style:style style:name="T35" style:family="text">
      <style:text-properties officeooo:rsid="03ed65ce"/>
    </style:style>
    <style:style style:name="T36" style:family="text">
      <style:text-properties officeooo:rsid="0400d1c0"/>
    </style:style>
    <style:style style:name="T37" style:family="text">
      <style:text-properties officeooo:rsid="0401c823"/>
    </style:style>
    <style:style style:name="T38" style:family="text">
      <style:text-properties officeooo:rsid="0402ac26"/>
    </style:style>
    <style:style style:name="T39" style:family="text">
      <style:text-properties officeooo:rsid="0404a93f"/>
    </style:style>
    <style:style style:name="T40" style:family="text">
      <style:text-properties fo:color="#0000ff" style:font-name="Droid Sans Mono" fo:font-size="10.5pt" fo:font-weight="normal"/>
    </style:style>
    <style:style style:name="T41" style:family="text">
      <style:text-properties officeooo:rsid="0408f840"/>
    </style:style>
    <style:style style:name="T42" style:family="text">
      <style:text-properties fo:font-style="italic" style:font-style-asian="italic" style:font-style-complex="italic"/>
    </style:style>
    <style:style style:name="T43" style:family="text">
      <style:text-properties officeooo:rsid="040c1da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מחלקות</text:h>
      <text:p text:style-name="P6">המחלקות בשפת ++C הן שילוב והרחבה של המבנים הקיימים ב-C וב-Java.</text:p>
      <text:p text:style-name="P6"><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שיטות - אם רוצים לעשות איתו משהו צריך לכתוב שיטות חיצוניות.</text:p>
      <text:p text:style-name="P6"/>
      <text:p text:style-name="P6"><text:span text:style-name="T1">בשפת </text:span><text:span text:style-name="T3">Java</text:span> יש מחלקות (class) שאפשר לשים בהן גם משתנים וגם שיט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5">בג'אבה, כל משולש כולל שלושה </text:span><text:span text:style-name="T2">מצביעים </text:span><text:span text:style-name="T25">(pointers), כל אחד מהם מצביע לנקודה שבה יש שני מספרים. כלומר המספרים לא נמצאים ברצף בזיכרון. למה זה משנה?</text:span></text:p>
      <text:list xml:id="list2731838499" text:style-name="L1">
        <text:list-item>
          <text:p text:style-name="P63">בלי מצביעים, התוכנה תופסת פחות זיכרון ודורשת פחות זמן כשניגשים למשתנים.</text:p>
        </text:list-item>
        <text:list-item>
          <text:p text:style-name="P63">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7"><text:span text:style-name="T1">שפת ++C</text:span><text:span text:style-name="T4"> </text:span><text:span text:style-name="T7">משלבת את היתרונות של שתי השפות:</text:span></text:p>
      <text:list xml:id="list1978056686" text:style-name="L2">
        <text:list-item>
          <text:p text:style-name="P64">יש בה struct כמו ב-C, אבל אפשר לשים בו גם שיטות.</text:p>
        </text:list-item>
        <text:list-item>
          <text:p text:style-name="P65"><text:span text:style-name="T6">יש בה class כמו ב-Java, אבל המשתנים נשמרים ברצף בזיכרון ולא ע"י פוינטרים</text:span><text:span text:style-name="T9"> (נראה בהמשך).</text:span></text:p>
        </text:list-item>
      </text:list>
      <text:p text:style-name="P5"><text:span text:style-name="T6">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8"> (ראו דוגמה בתיקיה 1)</text:span><text:span text:style-name="T6">:</text:span></text:p>
      <text:p text:style-name="P13">struct X {</text:p>
      <text:p text:style-name="P13"><text:s text:c="4"/>private:</text:p>
      <text:p text:style-name="P13"><text:s text:c="10"/>...</text:p>
      <text:p text:style-name="P13">}</text:p>
      <text:p text:style-name="P15">===</text:p>
      <text:p text:style-name="P13">class X {</text:p>
      <text:p text:style-name="P13"><text:s text:c="10"/>...</text:p>
      <text:p text:style-name="P13">}</text:p>
      <text:p text:style-name="P51">וכן ההגדרות הבאות שקולות לחלוטין:</text:p>
      <text:p text:style-name="P14">struct X {</text:p>
      <text:p text:style-name="P14"><text:s text:c="10"/>...</text:p>
      <text:p text:style-name="P14">}</text:p>
      <text:p text:style-name="P16">===</text:p>
      <text:p text:style-name="P14">class X {</text:p>
      <text:p text:style-name="P14"><text:tab/>public:</text:p>
      <text:p text:style-name="P14"><text:s text:c="10"/>...</text:p>
      <text:p text:style-name="P14">}</text:p>
      <text:p text:style-name="P62">מימוש שיטות – בפנים או בחוץ</text:p>
      <text:p text:style-name="P8">יש שתי <text:span text:style-name="T28">דרכים לממש שיטות של מחלקות ב-++C.</text:span></text:p>
      <text:list xml:id="list742690694" text:style-name="L3">
        <text:list-item>
          <text:p text:style-name="P66">דרך אחת היא לממש אותן ישירות בתוך המחלקה (בדומה לJava). זה נקרא מימוש <text:span text:style-name="T31">"</text:span>inline<text:span text:style-name="T31">"</text:span> <text:span text:style-name="T30">(</text:span>לא צריך לכתוב את המילה inline <text:span text:style-name="T32">)</text:span>.</text:p>
        </text:list-item>
        <text:list-item>
          <text:p text:style-name="P67">דרך <text:span text:style-name="T29">שניה </text:span>היא <text:span text:style-name="T29">לשים </text:span>בתוך <text:span text:style-name="T29">המחלקה רק </text:span><text:span text:style-name="T5">הצהרה </text:span><text:span text:style-name="T29">של השיטה, בלי גוף. את המימוש עצמו שמים מחוץ למחלקה. זה נקרא מימוש "out-of-line".</text:span></text:p>
        </text:list-item>
      </text:list>
      <text:p text:style-name="P9">עקרונית, גם את המימוש החיצוני (out-of-line) אפשר לשים באותו קובץ <text:span text:style-name="T34">(</text:span>ראו תיקיה 0<text:span text:style-name="T34">)</text:span>. <text:span text:style-name="T35">אפשר גם לשים את כל המימוש בתוך המחלקה (inline), </text:span><text:span text:style-name="T15">כמו בג'אבה. </text:span><text:span text:style-name="T33">אבל, מקובל ורצוי מאד לשים את המימוש בקובץ נפרד. מקובל להגדיר כל מחלקה בשני קבצים (ראו תיקיה 1):</text:span></text:p>
      <text:list xml:id="list311637903" text:style-name="L4">
        <text:list-item>
          <text:p text:style-name="P68">קובץ הכותרת - בדרך-כלל עם סיומת hpp או h - כולל את הגדרת המחלקה, השדות והשיטות שלה - אבל בלי מימוש השיטות.</text:p>
        </text:list-item>
        <text:list-item>
          <text:p text:style-name="P68">קובץ התוכן - בדרך-כלל עם סיומת cpp - כולל את המימוש של השיטות.</text:p>
        </text:list-item>
      </text:list>
      <text:p text:style-name="P29"><text:span text:style-name="T10">ל</text:span><text:span text:style-name="T6">מה זה עדיף? שתי סיבות:</text:span></text:p>
      <text:list xml:id="list1728077378" text:style-name="L5">
        <text:list-item>
          <text:p text:style-name="P71">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71">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text:p>
        </text:list-item>
      </text:list>
      <text:p text:style-name="P38"/>
      <text:p text:style-name="P38">בניית תוכנות עם כמה קבצי מקור</text:p>
      <text:p text:style-name="P24">בתיקיה 1 אפשר לראות דוגמה פשוטה הכוללת מחלקה אחת (Complex). בתיקיה יש שלושה קבצי-מקור: Complex.hpp – הצהרת המחלקה, Complex.cpp – מימוש המחלקה, ו-main.cpp – התוכנית הראשית המשתמשת במחלקה.</text:p>
      <text:p text:style-name="P30"><text:span text:style-name="T6">כדי לבנות את המערכת, יש </text:span><text:span text:style-name="T18">לתרגם</text:span><text:span text:style-name="T6"> כל קובץ cpp בנפרד </text:span><text:span text:style-name="T18">לקובץ בינארי</text:span><text:span text:style-name="T6">, ואז לקשר </text:span><text:span text:style-name="T18">את הקבצים הבינאריים </text:span><text:span text:style-name="T6">(כמו שלמדתם בקורס </text:span><text:span text:style-name="T19">שפת </text:span><text:span text:style-name="T6">C):</text:span></text:p>
      <text:p text:style-name="P17">clang++-5.0 -std=c++17 Complex.cpp -o Complex.o</text:p>
      <text:p text:style-name="P17">clang++-5.0 -std=c++17 main.cpp -o main.o</text:p>
      <text:p text:style-name="P19"><text:span text:style-name="T6">clang++-5.0 -std=c++17 Complex.</text:span><text:span text:style-name="T16">o </text:span><text:span text:style-name="T6">main.o</text:span></text:p>
      <text:p text:style-name="P19"><text:span text:style-name="T6">./</text:span><text:span text:style-name="T17">a.out</text:span></text:p>
      <text:p text:style-name="P31"><text:span text:style-name="T6">שימו לב: התוכנית main.cpp משתמשת בקובץ הכותרת Complex.hpp, אבל היא לא צריכה להכיר את הקובץ Complex.cpp. <text:s text:c="2"/>תחשבו שהמחלקה Complex נכתבה ע"י מתכנת </text:span><text:span text:style-name="T20">א</text:span><text:span text:style-name="T6">, והתוכנית הראשית שמשתמשת בה main נכתבה ע"י מתכנת </text:span><text:span text:style-name="T20">ב</text:span><text:span text:style-name="T6">. </text:span><text:span text:style-name="T20">מתכנת ב </text:span><text:span text:style-name="T6">לא צריך לדעת איך </text:span><text:span text:style-name="T20">מתכנת א מימש </text:span><text:span text:style-name="T6">את כל השיטות של Complex – הוא צריך רק להכיר את הגדרת המחלקה, </text:span><text:span text:style-name="T20">ה</text:span><text:span text:style-name="T6">נמצאת בקובץ Complex.hpp.</text:span></text:p>
      <text:p text:style-name="P31"><text:span text:style-name="T21">מתכנת א, שייצר את המחלקה,</text:span><text:span text:style-name="T6"> צריך לתת </text:span><text:span text:style-name="T21">למתכנת ב </text:span><text:span text:style-name="T6">רק את הקובץ Complex.hpp, וכן את הקובץ Complex.o (הבינארי) – הוא לא צריך לחשוף את פרטי המימוש הנמצאים בקובץ Complex.cpp. זה יוצר מִידוּר – כל מתכנת יודע רק מה שהוא צריך לדעת ולא יותר.</text:span></text:p>
      <text:p text:style-name="P25"/>
      <text:p text:style-name="P26">מה קורה אם מעדכנים את הקובץ Complex.cpp? אז צריך לבנות מחדש את Complex.o:</text:p>
      <text:p text:style-name="P18">clang++-5.0 -std=c++17 Complex.cpp -o Complex.o</text:p>
      <text:p text:style-name="P26">ואז לקשר מחדש:</text:p>
      <text:p text:style-name="P20"><text:span text:style-name="T6">clang++-5.0 -std=c++17 Complex.</text:span><text:span text:style-name="T16">o </text:span><text:span text:style-name="T6">main.o</text:span></text:p>
      <text:p text:style-name="P26">אבל, לא צריך לבנות מחדש את main.cpp – כי הוא לא משתמש ישירות ב Complex.cpp.</text:p>
      <text:p text:style-name="P32"><text:span text:style-name="T6">באותו אופן, אם משנים את main.cpp, צריך לבנות מחדש רק את main.o </text:span><text:span text:style-name="T22">ולקשר – לא צריך לבנות מחדש את Complex.cpp.</text:span></text:p>
      <text:p text:style-name="P34"><text:span text:style-name="T22">א</text:span><text:span text:style-name="T6">בל, אם משנים את Complex.hpp, צריך לבנות מחדש גם אם main.o וגם את Complex.o – כי שניהם משתמשים ב-Complex.hpp.</text:span></text:p>
      <text:p text:style-name="P33"><text:span text:style-name="T6">ההבחנה הזאת היא חשובה, כי זמן הקומפילציה של מערכות בשפת ++C יכול להיות מאד ארוך, במיוחד כשיש הרבה קבצים ובכל קובץ הרבה קוד. ראו: </text:span><text:a xlink:type="simple" xlink:href="https://xkcd.com/303/" text:style-name="Internet_20_link" text:visited-style-name="Visited_20_Internet_20_Link"><text:span text:style-name="T6">https://xkcd.com/303/</text:span></text:a><text:span text:style-name="T6"> </text:span></text:p>
      <text:p text:style-name="P27">לכן כדאי שקובץ הכותרת יהיה קטן ויכלול כמה שפחות מימושים, כך שלא נצטרך לעדכן אותו בתדירות רבה מדי.</text:p>
      <text:p text:style-name="P27"/>
      <text:p text:style-name="P39"><text:span text:style-name="T6">בניית </text:span><text:span text:style-name="T23">תוכנות</text:span><text:span text:style-name="T6"> בעזרת "מייק" (make)</text:span></text:p>
      <text:p text:style-name="P10"><text:span text:style-name="T36">ראינו למעלה, שכאשר יש לנו תוכנה</text:span> <text:span text:style-name="T36">עם כמה קבצי-מקור, וחלק מהקבצים משתנים, אנחנו צריכים לקמפל מחדש את קבצי-המטרה שהמקורות שלהם התעדכנו. כשמעדכנים כמה קבצים בו זמנית, זה קשה לזכור מה בדיוק התעדכן ומה בדיוק צריך לבנות מחדש. התוכנה make היא תוכנה המבצעת משימה זו עבורנו. דוגמה לבניית תוכנה בעזרת "מייק" נמצאת בתיקיה 2. יש שם מחלקה בשם Point (המורכבת משני קבצים – cpp, hpp כפי שלמדנו), וכן מחלקות נוספות המשתמשות בה (Rectangle, Triangle וכו'), וגם תוכנית ראשית (main).</text:span></text:p>
      <text:p text:style-name="P11">כדי לעבוד עם מייק, צריך ליצור בתיקיה שלנו קובץ טקסט אחד בשם Makefile (בדיוק בשם זה). בקובץ זה שמים כללים ליצירת "מטרות" מ"מקורות". לדוגמה, אחת ה"מטרות" שצריך ליצור היא Point.o. הכלל המתאים הוא:</text:p>
      <text:p text:style-name="P42">Point.o: Point.cpp Point.hpp</text:p>
      <text:p text:style-name="P47">    <text:span text:style-name="T26">clang++-5.0 -std=c++17 --compile Point.cpp -o Point.o</text:span></text:p>
      <text:p text:style-name="P53">הכלל חייב להתחיל בתחילת שורה (בלי רווחים מקדימים).</text:p>
      <text:p text:style-name="P53">המילה שלפני הנקודתיים (במקרה זה Point.o) היא שם קובץ ה"מטרה".</text:p>
      <text:p text:style-name="P53">המילים שאחרי הנקודתיים (במקרה זה Point.cpp Point.hpp) הם שמות קבצי ה"מקור" – הקבצים הדרושים על-מנת ליצור את המטרה.</text:p>
      <text:p text:style-name="P53">השורות הבאות חייבות להתחיל בטאב (tab), וכל שורה כזאת מייצגת פקודה שצריך לבצע על-מנת ליצור את המטרה מהמקורות.</text:p>
      <text:p text:style-name="P53">משמעות הכלל היא: "אם הקובץ Point.o לא קיים, או שהוא ישן יותר מאחד המקורות שלו, אז בצע את הפקודה בשורה למטה".</text:p>
      <text:p text:style-name="P53">כדי להפעיל את הכלל, <text:span text:style-name="T38">נמחק את הקובץ Point.o ונריץ את הפקודה הבאה (במסוף לינוקס):</text:span></text:p>
      <text:p text:style-name="P43">make Point.o</text:p>
      <text:p text:style-name="P54">הפקודה מריצה את הקומפיילר ובונה את הקובץ Point.o.</text:p>
      <text:p text:style-name="P54">אם נריץ שוב <text:span text:style-name="T37">make Point.o, </text:span>נקבל הודעה האומרת ש-Point.o כבר מעודכן – לא צריך ליצור אותו שוב. "מייק" בודק את זמן העידכון האחרון של קובץ המטרה, ואם הוא מאוחר יותר מזמן העדכון האחרון של קבצי המקור – הוא חוסך את פקודת הקימפול – וכך חוסך לנו זמן.</text:p>
      <text:p text:style-name="P54">אם נשנה את הקובץ Point.cpp (גם שינוי מינימלי כגון תוספת/מחיקת רווח) ונריץ שוב make Point.o, <text:span text:style-name="T39">הפקודה שוב תריץ את הקומפיילר וכך תעדכן את המטרה Point.o.</text:span></text:p>
      <text:p text:style-name="P54"/>
      <text:p text:style-name="P55">ב-Makefile אפשר גם לשים מטרות התלויות במטרות אחרות. לדוגמה, הכלל:</text:p>
      <text:p text:style-name="P45">a.out: Point.o main.o Rectangle.o Triangle.o Circle.o</text:p>
      <text:p text:style-name="P47">    <text:span text:style-name="T26">clang++-5.0 -std=c++17 Point.o main.o Rectangle.o Triangle.o Circle.o</text:span></text:p>
      <text:p text:style-name="P55">אומר שהמטרה a.out (- קובץ ההרצה) תלויה בחמש מקורות – חמישה קבצים בינאריים. כל אחד מהמקורות הללו, הוא בעצמו מטרה באחד הכללים האחרים באותו Makefile. כאשר מריצים:</text:p>
      <text:p text:style-name="P45">make a.out</text:p>
      <text:p text:style-name="P55">ה"מייק" עובד באופן רקורסיבי: קודם-כל, הוא בונה כל אחד ואחד מהמקורות לפי הכלל המתאים (אם יש), ואחר-כך בונה את a.out.</text:p>
      <text:p text:style-name="P55">כך למשל, אם נמחק את Point.o, או נעדכן את Point.cpp, ונריץ שוב make a.out, יתבצעו רק שתי פקודות – קומפילציה (כדי ליצור מחדש את Point.o) וקישור (כדי לעדכן את a.out):</text:p>
      <text:p text:style-name="P45">clang++-5.0 -std=c++17 --compile Point.cpp -o Point.o</text:p>
      <text:p text:style-name="P45">clang++-5.0 -std=c++17 Point.o main.o Rectangle.o Triangle.o Circle.o</text:p>
      <text:p text:style-name="P56">אבל מה יקרה אם נעדכן את Point.hpp? - כיוון שכל המטרות בקובץ תלויות בו, "מייק" יבנה מחדש את כל המטרות – יתבצעו 5 פקודות קימפול ועוד פקודת קישור אחת. <text:s text:c="2"/>כפי שהסברנו למעלה, זו אחת הסיבות שכדאי לשים מימושים של שיטות בקובץ cpp ולא בקובץ הכותרת.</text:p>
      <text:p text:style-name="P56"/>
      <text:p text:style-name="P52">בתחילת קובץ ה-Makefile, יש כלל לבניית מטרה בשם all:</text:p>
      <text:p text:style-name="P46">all: a.out</text:p>
      <text:p text:style-name="P47">    <text:span text:style-name="T40">./</text:span><text:span text:style-name="T26">a.out</text:span></text:p>
      <text:p text:style-name="P58">משמעות הכלל הזה היא בדיוק כמו משמעות הכללים הקודמים שלמדנו: "בנה את a.out; <text:s/>בדוק אם קיים קובץ בשם all ואם הוא מעודכן; אם הוא לא מעודכן – הרץ את הפקודה בשורה הבאה". <text:s/>אבל יש הבדל אחד קטן – הקובץ all אף פעם לא קיים כי אנחנו לא יוצרים אותו. לכן, אם נכתוב:</text:p>
      <text:p text:style-name="P48">make all</text:p>
      <text:p text:style-name="P58">אז "מייק" תמיד יבנה את a.out ואז יריץ את a.out.</text:p>
      <text:p text:style-name="P59"/>
      <text:p text:style-name="P59">ב-Makefile יש עוד כלל המתייחס למטרה שאף פעם לא נוצרת:</text:p>
      <text:p text:style-name="P49"/>
      <text:p text:style-name="P44">clean:</text:p>
      <text:p text:style-name="P47">    <text:span text:style-name="T26">rm -f *.o a.out</text:span></text:p>
      <text:p text:style-name="P57">משמעות הכלל הזה היא כמו כל הכללים הקודמים: "בדוק אם קיים קובץ בשם clean ואם הוא מעודכן; אם לא – הרץ את הפקודה בשורה הבאה". במקרה זה אין מקורות. וכיוון שהקובץ clean אף פעם לא נוצר, הפקודה make clean פשוט תריץ את הפקודה שמתחתיה ותמחק את כל הקבצים הזמניים בתיקיה.</text:p>
      <text:p text:style-name="P49"/>
      <text:p text:style-name="P59">פרט <text:span text:style-name="T41">קטן </text:span>נוסף לגבי make – כשמריצים make בלי פרמטרים, הוא תמיד מנסה לבנות את המטרה <text:span text:style-name="T42">הראשונה</text:span> בקובץ (במקרה שלנו, זו המטרה all). לכן, כשכותבים רק make, "מייק" יעדכן ויריץ את התוכנה שלנו עם כל העדכונים האחרונים – בדיוק מה שאנחנו רוצים.</text:p>
      <text:p text:style-name="P59"/>
      <text:p text:style-name="P60"><text:span text:style-name="T1">להרחבה</text:span>: <text:span text:style-name="T43">בתיקיה הראשית של המאגר ariel-cpp-5779 יש קובץ בשם Makefile המשמש לבניה אוטומטית של קבצי pdf מתוך קבצי odt,odp במאגר זה. הקובץ חוסך לי המון זמן – אני מעדכן הרבה מסמכים ומצגות בו-זמנית, ואז בפקודה אחת make בונה את כל קבצי ה-pdf המתאימים כך שיישארו תמיד מעודכנים. אתם מוזמנים להיכנס לקובץ ולנסות להבין איך הוא עובד.</text:span></text:p>
      <text:p text:style-name="P50"/>
      <text:p text:style-name="P61"/>
      <text:p text:style-name="P35"><text:span text:style-name="T6">המצביע </text:span><text:span text:style-name="T13">t</text:span><text:span text:style-name="T6">his</text:span></text:p>
      <text:p text:style-name="P21">במימוש של שיטה, המילה השמורה this מכילה מצביע לעצם הנוכחי. ניתן להשתמש בה כמו שמשתמשים במצביעים, למשל:</text:p>
      <text:p text:style-name="P12">Point::Point(int x, int y) {</text:p>
      <text:p text:style-name="P40"><text:span text:style-name="T27"><text:tab/></text:span><text:span text:style-name="T26">this-&gt;x = x;</text:span></text:p>
      <text:p text:style-name="P40"><text:span text:style-name="T27"><text:tab/></text:span><text:span text:style-name="T26">this-&gt;y = y;</text:span></text:p>
      <text:p text:style-name="P41">}</text:p>
      <text:p text:style-name="P22">(זה דומה לג'אבה פרט לכך שמשתמשים בחץ במקום בנקודה).</text:p>
      <text:p text:style-name="P36"/>
      <text:p text:style-name="P37"/>
      <text:p text:style-name="P37">שדות סטטיים</text:p>
      <text:p text:style-name="P28"><text:span text:style-name="T6">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1"> <text:s text:c="3"/></text:span><text:span text:style-name="T12">אם מגדירים שדה סטטי שהוא גם קבוע (const), ניתן לאתחל אותו בהגדרת המחלקה; אחרת, יש לאתחל אותו מבחוץ (ראו דוגמה בתיקיה </text:span><text:span text:style-name="T14">3</text:span><text:span text:style-name="T12">).</text:span></text:p>
      <text:p text:style-name="P23"/>
      <text:p text:style-name="Heading_20_2">מקורות</text:p>
      <text:list xml:id="list4071466754" text:style-name="L6">
        <text:list-item>
          <text:p text:style-name="P69">מצגות של<text:span text:style-name="T24"> </text:span>אופיר פלא ומירי בן-ניסן.</text:p>
        </text:list-item>
        <text:list-item>
          <text:p text:style-name="P70">עוד על קבצי מייק: https://stackoverflow.com/a/2481326/827927</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07T23:34:46.508116872</dc:date>
    <meta:editing-duration>P8DT11H30M54S</meta:editing-duration>
    <meta:editing-cycles>952</meta:editing-cycles>
    <meta:document-statistic meta:table-count="0" meta:image-count="0" meta:object-count="0" meta:page-count="1" meta:paragraph-count="107" meta:word-count="1597" meta:character-count="9200" meta:non-whitespace-character-count="7622"/>
  </office:meta>
</office:document-meta>
</file>